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ffdf"/>
    </style:style>
    <style:style style:name="P2" style:family="paragraph" style:parent-style-name="Standard">
      <style:text-properties fo:color="#c9211e" loext:opacity="100%"/>
    </style:style>
    <style:style style:name="T1" style:family="text">
      <style:text-properties officeooo:rsid="0014ffdf"/>
    </style:style>
    <style:style style:name="T2" style:family="text">
      <style:text-properties officeooo:rsid="00150d91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4ffdf"/>
    </style:style>
    <style:style style:name="T5" style:family="text">
      <style:text-properties fo:color="#c9211e" loext:opacity="100%" officeooo:rsid="00150d91"/>
    </style:style>
    <style:style style:name="T6" style:family="text">
      <style:text-properties fo:color="#c9211e" loext:opacity="100%" officeooo:rsid="0015774a"/>
    </style:style>
    <style:style style:name="T7" style:family="text">
      <style:text-properties fo:color="#c9211e" loext:opacity="100%" officeooo:rsid="0016ff0a"/>
    </style:style>
    <style:style style:name="T8" style:family="text">
      <style:text-properties officeooo:rsid="0015774a"/>
    </style:style>
    <style:style style:name="T9" style:family="text">
      <style:text-properties officeooo:rsid="0016ff0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4cm" fo:text-indent="-0.635cm" fo:margin-left="1.58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19cm" fo:text-indent="-0.635cm" fo:margin-left="2.21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54cm" fo:text-indent="-0.635cm" fo:margin-left="2.8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89cm" fo:text-indent="-0.635cm" fo:margin-left="3.48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24cm" fo:text-indent="-0.635cm" fo:margin-left="4.12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59cm" fo:text-indent="-0.635cm" fo:margin-left="4.75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394cm" fo:text-indent="-0.635cm" fo:margin-left="5.39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29cm" fo:text-indent="-0.635cm" fo:margin-left="6.02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64cm" fo:text-indent="-0.635cm" fo:margin-left="6.66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299cm" fo:text-indent="-0.635cm" fo:margin-left="7.299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Introducción <text:span text:style-name="T4">(Ian)</text:span></text:p>
      <text:p text:style-name="P1"><text:s text:c="3"/>- <text:span text:style-name="T1">El programa consiste en un algoritmo diseñado para evaluar y resolver expresiones matemáticas ingresadas a través de la consola por el usuario</text:span></text:p>
      <text:p text:style-name="Standard"><text:s text:c="3"/>- Objetivos del informe: facilitar la comprensión y mantenimiento del código.</text:p>
      <text:p text:style-name="Standard"/>
      <text:p text:style-name="Standard"><text:s/>2. Visión general del programa</text:p>
      <text:p text:style-name="Standard"><text:s text:c="3"/>- Explicación del funcionamiento general del programa.</text:p>
      <text:p text:style-name="Standard"><text:s text:c="3"/>- Descripción de las funcionalidades clave.</text:p>
      <text:p text:style-name="Standard"><text:s text:c="3"/>- Estructura de archivos y directorios (si aplica).</text:p>
      <text:p text:style-name="Standard"/>
      <text:p text:style-name="Standard"><text:s/>3. Arquitectura del programa <text:span text:style-name="T4">(ambos)</text:span></text:p>
      <text:p text:style-name="Standard"><text:s text:c="3"/>- Descripción de la estructura de código. <text:span text:style-name="T4">(describir la estructura del código: i.e. un header que contiene declaraciones… funciones que contiene … y un main que gestiona el menú...)</text:span></text:p>
      <text:p text:style-name="Standard"><text:s text:c="3"/>- Explicación de módulos o componentes principales. <text:span text:style-name="T4">(Explicar las funciones que hay)(Sotelo: el proceso de cálculo a partir de la expresión postfija) (Ian: el proceso de conversión a expresión postfija)</text:span></text:p>
      <text:p text:style-name="Standard"><text:s text:c="3"/>- Diagramas (si es útil) para mostrar la interacción entre los diferentes módulos. <text:span text:style-name="T4">(puede ser)</text:span></text:p>
      <text:p text:style-name="Standard"/>
      <text:p text:style-name="Standard"><text:s/>4. Detalles de implementación </text:p>
      <text:p text:style-name="Standard"><text:s text:c="3"/>- Explicación detallada de algoritmos utilizados. <text:span text:style-name="T4">(esto no sé)</text:span></text:p>
      <text:p text:style-name="Standard"><text:s text:c="3"/>- Explicación de estructuras de datos relevantes. <text:span text:style-name="T4">(explicar la pila y su uso)</text:span></text:p>
      <text:p text:style-name="Standard"><text:s text:c="3"/>- Explicación de funciones clave y su propósito. <text:span text:style-name="T4">(divague)</text:span></text:p>
      <text:p text:style-name="Standard"/>
      <text:p text:style-name="Standard"><text:s/>5. Gestión de errores y excepciones</text:p>
      <text:p text:style-name="Standard"><text:s text:c="3"/>- Descripción de cómo se manejan los errores. <text:span text:style-name="T4">(Sotelo: gestión de errores en el calculo y algunos que conozcas del main) (Ian: gestión de errores en la conversión a postfija y algunos que ubique del menú en el main)</text:span></text:p>
      <text:p text:style-name="Standard"><text:s text:c="3"/>- Enumeración de casos de error posibles y su tratamiento.<text:span text:style-name="T3"> </text:span><text:span text:style-name="T5">(Esto yo (Ian) puedo hacer casi todo creo, igual después vemos)</text:span></text:p>
      <text:p text:style-name="P2"/>
      <text:p text:style-name="Standard"><text:s/>6. Aspectos de mantenimiento y actualización </text:p>
      <text:p text:style-name="Standard"><text:s text:c="3"/>- Recomendaciones para la modificación del código.<text:tab/></text:p>
      <text:p text:style-name="Standard"><text:s text:c="3"/>- Buenas prácticas para la extensión del programa. <text:tab/></text:p>
      <text:p text:style-name="Standard"><text:s text:c="3"/>- Áreas del código que podrían necesitar ajustes o mejoras. <text:span text:style-name="T6">(Ian una parte) </text:span></text:p>
      <text:p text:style-name="Standard"/>
      <text:p text:style-name="Standard"><text:s/>7. Consideraciones finales </text:p>
      <text:p text:style-name="Standard"><text:s text:c="3"/>- Resumen de los puntos clave. <text:span text:style-name="T6">(que cada uno ponga lo que le parece)</text:span></text:p>
      <text:p text:style-name="Standard"><text:s text:c="3"/>- Posibles áreas de mejora o desarrollo futuro. <text:span text:style-name="T6">(también </text:span><text:span text:style-name="T7">poner lo que nos parece)</text:span></text:p>
      <text:p text:style-name="Standard"/>
      <text:p text:style-name="Standard"><text:s/>8. Anexos <text:span text:style-name="T7">(veremos al final)</text:span></text:p>
      <text:p text:style-name="Standard"><text:s text:c="3"/>- Código fuente comentado. </text:p>
      <text:p text:style-name="Standard"><text:s text:c="3"/>- Ejemplos de casos de prueba y su resultado esperado.</text:p>
      <text:p text:style-name="Standard"><text:s text:c="3"/>- Diagramas adicionales, si es necesa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1:45:18.640611396</meta:creation-date>
    <dc:date>2023-12-15T13:04:03.795350937</dc:date>
    <meta:editing-duration>PT8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333" meta:character-count="2152" meta:non-whitespace-character-count="1770"/>
  </office:meta>
</office:document-meta>
</file>